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Oleg Sivokon</text:initial-creator></text:p>
      <text:p text:style-name="OrgSubtitle"/>
      <text:p text:style-name="OrgSubtitle"><text:span text:style-name="OrgActiveTimestamp">&lt;2017-02-23 Thu&gt;</text:span></text:p>
      <text:p text:style-name="OrgSubtitle"/>
      <text:p text:style-name="OrgCenter">Oleg Sivokon
</text:p>
      <text:p text:style-name="OrgCenter">Born June 23, 1978
</text:p>
      <text:p text:style-name="OrgCenter">+972 (0) 544-563314
</text:p>
      <text:p text:style-name="OrgCenter"><text:a xlink:type="simple" xlink:href="mailto:olegsivokon@gmail.com">mailto:olegsivokon@gmail.com</text:a>
</text:p>
      <text:p text:style-name="OrgCenter">Eilat 13, Apt. 5, Givatayim, Israel \\[18pt]
</text:p>
      <text:p text:style-name="OrgCenter"><text:span text:style-name="OrgCode">\small</text:span> <text:span text:style-name="Emphasis">You can find an up-to-date electronic resume at</text:span>
</text:p>
      <text:p text:style-name="OrgCenter"><text:a xlink:type="simple" xlink:href="https://github.com/wvxvw/resume">https://github.com/wvxvw/resume</text:a> \\[48pt]
</text:p>
      <text:h text:style-name="Heading_20_1_unnumbered" text:outline-level="1" text:is-list-header="true">
<text:bookmark-start text:name="OrgXref.orgfae0fd9"/>
<text:bookmark text:name="orgfae0fd9"/>Technology Skills
<text:bookmark-end text:name="OrgXref.orgfae0fd9"/></text:h>
      <text:h text:style-name="Heading_20_2_unnumbered" text:outline-level="2" text:is-list-header="true">
<text:bookmark-start text:name="OrgXref.org5d7291e"/>
<text:bookmark text:name="org5d7291e"/>Languages
<text:bookmark-end text:name="OrgXref.org5d7291e"/></text:h>
      <text:p text:style-name="Text_20_body">My current work is in Go, Python and Bash.
</text:p>
      <text:p text:style-name="Text_20_body">Other languages I programmed in: Java, C, JavaScript, Erlang.
</text:p>
      <text:p text:style-name="Text_20_body">Expert in Common Lisp, and Prolog.  Some knowledge of Clojure.
</text:p>
      <text:p text:style-name="Text_20_body">Wrote several Emacs Lisp packages.
</text:p>
      <text:h text:style-name="Heading_20_2_unnumbered" text:outline-level="2" text:is-list-header="true">
<text:bookmark-start text:name="OrgXref.org2b049cc"/>
<text:bookmark text:name="org2b049cc"/>Programming Environment
<text:bookmark-end text:name="OrgXref.org2b049cc"/></text:h>
      <text:p text:style-name="Text_20_body">In my current job, I work extensively with Linux, Docker,
Kubernetes, Apache Kafka and VCenter.  I am proficient with variety
of build systems, several databases, and various UNIX tools needed
to maintain infrastructure of a big programming workshop running.
I set up and run Jenkins jobs, Elastic Search tools, Docker
Registry and Etcd distributed database.
</text:p>
      <text:p text:style-name="Text_20_body">I have substantial knowledge of Git and of a variety of tools that
aid in writing quality code such as linters, unit test frameworks,
formatters etc.
</text:p>
      <text:p text:style-name="Text_20_body">Recently, I had to work with numerical and statistical Python
packages: NumPy, Pandas and Dask.  I also have experience working
with popular Python frameworks: Django, Tornado, Pytest.
</text:p>
      <text:h text:style-name="Heading_20_1_unnumbered" text:outline-level="1" text:is-list-header="true">
<text:bookmark-start text:name="OrgXref.org996a664"/>
<text:bookmark text:name="org996a664"/>Work History
<text:bookmark-end text:name="OrgXref.org996a664"/></text:h>
      <text:h text:style-name="Heading_20_2_unnumbered" text:outline-level="2" text:is-list-header="true">
<text:bookmark-start text:name="OrgXref.org8e2a1b2"/>
<text:bookmark text:name="org8e2a1b2"/>NEX Traiana
<text:bookmark-end text:name="OrgXref.org8e2a1b2"/></text:h>
      <text:list text:style-name="OrgDescriptionList" text:continue-numbering="false">
        <text:list-item>
          <text:p text:style-name="Text_20_body_20_bold">Programmer</text:p>
          <text:list text:style-name="OrgDescriptionList" text:continue-numbering="true">
            <text:list-item>
              <text:p text:style-name="Text_20_body">August 2017–present
</text:p>
              <text:list text:style-name="OrgBulletedList" text:continue-numbering="true">
                <text:list-item>
                  <text:p text:style-name="Text_20_body">Wrote tools for automating microservice deployment, debugging
and testing.
</text:p>
                </text:list-item>
              </text:list>
            </text:list-item>
          </text:list>
        </text:list-item>
      </text:list>
      <text:h text:style-name="Heading_20_2_unnumbered" text:outline-level="2" text:is-list-header="true">
<text:bookmark-start text:name="OrgXref.org54d5d23"/>
<text:bookmark text:name="org54d5d23"/>AllAspect
<text:bookmark-end text:name="OrgXref.org54d5d23"/></text:h>
      <text:list text:style-name="OrgDescriptionList" text:continue-numbering="false">
        <text:list-item>
          <text:p text:style-name="Text_20_body_20_bold">Programmer</text:p>
          <text:list text:style-name="OrgDescriptionList" text:continue-numbering="true">
            <text:list-item>
              <text:p text:style-name="Text_20_body">April 2017–August 2017
</text:p>
              <text:list text:style-name="OrgBulletedList" text:continue-numbering="true">
                <text:list-item>
                  <text:p text:style-name="Text_20_body">Wrote tools for automatic trading in digital media market.
</text:p>
                </text:list-item>
                <text:list-item>
                  <text:p text:style-name="Text_20_body">Wrote tools for reporting, representing and processing of
statistical data.
</text:p>
                </text:list-item>
              </text:list>
            </text:list-item>
          </text:list>
        </text:list-item>
      </text:list>
      <text:h text:style-name="Heading_20_2_unnumbered" text:outline-level="2" text:is-list-header="true">
<text:bookmark-start text:name="OrgXref.orgb8abee5"/>
<text:bookmark text:name="orgb8abee5"/>Elastifile
<text:bookmark-end text:name="OrgXref.orgb8abee5"/></text:h>
      <text:list text:style-name="OrgDescriptionList" text:continue-numbering="false">
        <text:list-item>
          <text:p text:style-name="Text_20_body_20_bold">Programmer</text:p>
          <text:list text:style-name="OrgDescriptionList" text:continue-numbering="true">
            <text:list-item>
              <text:p text:style-name="Text_20_body">December 2015–April 2017
</text:p>
              <text:list text:style-name="OrgBulletedList" text:continue-numbering="true">
                <text:list-item>
                  <text:p text:style-name="Text_20_body">Rewrote the build system of the infrastructure part of the
project.
</text:p>
                </text:list-item>
                <text:list-item>
                  <text:p text:style-name="Text_20_body">Wrote NFS client for testing the company's product.
</text:p>
                </text:list-item>
                <text:list-item>
                  <text:p text:style-name="Text_20_body">Wrote ``glue'' code that allowed automated testing code to
interface with system code.
</text:p>
                </text:list-item>
              </text:list>
            </text:list-item>
          </text:list>
        </text:list-item>
      </text:list>
      <text:h text:style-name="Heading_20_2_unnumbered" text:outline-level="2" text:is-list-header="true">
<text:bookmark-start text:name="OrgXref.org1932ac5"/>
<text:bookmark text:name="org1932ac5"/>PowToon Ltd.
<text:bookmark-end text:name="OrgXref.org1932ac5"/></text:h>
      <text:list text:style-name="OrgDescriptionList" text:continue-numbering="false">
        <text:list-item>
          <text:p text:style-name="Text_20_body_20_bold">Programmer</text:p>
          <text:list text:style-name="OrgDescriptionList" text:continue-numbering="true">
            <text:list-item>
              <text:p text:style-name="Text_20_body">January 2014–May 2015
</text:p>
              <text:list text:style-name="OrgBulletedList" text:continue-numbering="true">
                <text:list-item>
                  <text:p text:style-name="Text_20_body">Rewrote the major application component (the player).
</text:p>
                </text:list-item>
                <text:list-item>
                  <text:p text:style-name="Text_20_body">Wrote most of the infrastructure code such as build scripts,
automated test generation and continuous integration server
setup.
</text:p>
                </text:list-item>
                <text:list-item>
                  <text:p text:style-name="Text_20_body">Wrote several designs for the product.
</text:p>
                </text:list-item>
              </text:list>
            </text:list-item>
          </text:list>
        </text:list-item>
      </text:list>
      <text:h text:style-name="Heading_20_2_unnumbered" text:outline-level="2" text:is-list-header="true">
<text:bookmark-start text:name="OrgXref.org4f39e2d"/>
<text:bookmark text:name="org4f39e2d"/>TransGaming Inc.
<text:bookmark-end text:name="OrgXref.org4f39e2d"/></text:h>
      <text:list text:style-name="OrgDescriptionList" text:continue-numbering="false">
        <text:list-item>
          <text:p text:style-name="Text_20_body_20_bold">Programmer</text:p>
          <text:list text:style-name="OrgDescriptionList" text:continue-numbering="true">
            <text:list-item>
              <text:p text:style-name="Text_20_body">April 2013–2013
</text:p>
              <text:list text:style-name="OrgBulletedList" text:continue-numbering="true">
                <text:list-item>
                  <text:p text:style-name="Text_20_body">Wrote a game portal for ``Smart TV'' deployment.
</text:p>
                </text:list-item>
                <text:list-item>
                  <text:p text:style-name="Text_20_body">Wrote a tester program, which stress-tested the program
performance on ``Smart TV''.
</text:p>
                </text:list-item>
                <text:list-item>
                  <text:p text:style-name="Text_20_body">Wrote automated build for my project.
</text:p>
                </text:list-item>
                <text:list-item>
                  <text:p text:style-name="Text_20_body">Wrote a sizable chunk of code dealing with usage statistic
aggregation using Google Analytics.
</text:p>
                </text:list-item>
              </text:list>
            </text:list-item>
          </text:list>
        </text:list-item>
      </text:list>
      <text:h text:style-name="Heading_20_2_unnumbered" text:outline-level="2" text:is-list-header="true">
<text:bookmark-start text:name="OrgXref.org6da1fbf"/>
<text:bookmark text:name="org6da1fbf"/>Rounds
<text:bookmark-end text:name="OrgXref.org6da1fbf"/></text:h>
      <text:list text:style-name="OrgDescriptionList" text:continue-numbering="false">
        <text:list-item>
          <text:p text:style-name="Text_20_body_20_bold">Programmer</text:p>
          <text:list text:style-name="OrgDescriptionList" text:continue-numbering="true">
            <text:list-item>
              <text:p text:style-name="Text_20_body">December 2010–August 2011
</text:p>
              <text:list text:style-name="OrgBulletedList" text:continue-numbering="true">
                <text:list-item>
                  <text:p text:style-name="Text_20_body">Rewrote the communication part of the video chat application.
</text:p>
                </text:list-item>
                <text:list-item>
                  <text:p text:style-name="Text_20_body">Wrote a testing server and utility programs for automated
testing.
</text:p>
                </text:list-item>
                <text:list-item>
                  <text:p text:style-name="Text_20_body">Wrote a natural language processing program which was used
to advertise the company's product.
</text:p>
                </text:list-item>
              </text:list>
            </text:list-item>
          </text:list>
        </text:list-item>
      </text:list>
      <text:h text:style-name="Heading_20_1_unnumbered" text:outline-level="1" text:is-list-header="true">
<text:bookmark-start text:name="OrgXref.orgd0f37b5"/>
<text:bookmark text:name="orgd0f37b5"/>University Level Courses
<text:bookmark-end text:name="OrgXref.orgd0f37b5"/></text:h>
      <text:p text:style-name="Text_20_body">Data Scientist's Toolbox (statistics in R), Statistics, Data
Analysis, Machine Learning, Artificial Intelligence.
</text:p>
      <text:h text:style-name="Heading_20_1_unnumbered" text:outline-level="1" text:is-list-header="true">
<text:bookmark-start text:name="OrgXref.org829007d"/>
<text:bookmark text:name="org829007d"/>Volunteering And Community Work
<text:bookmark-end text:name="OrgXref.org829007d"/></text:h>
      <text:p text:style-name="Text_20_body">SCons project, ActionScript plugin.  (SCons is an extensible build system
written in Python).
</text:p>
      <text:p text:style-name="Text_20_body">For several years I was a member of Adobe Community Board. I moderated a forum
dedicated to Flash and ActionScript as well as writing some articles such as
this one: <text:a xlink:type="simple" xlink:href="http://kb2.adobe.com/community/publishing/526/cpsid_52670.html">http://kb2.adobe.com/community/publishing/526/cpsid_52670.html</text:a>
</text:p>
      <text:p text:style-name="Text_20_body">I'm an active member of Emacs Q/A site from the StackExchange family.
</text:p>
      <text:h text:style-name="Heading_20_1_unnumbered" text:outline-level="1" text:is-list-header="true">
<text:bookmark-start text:name="OrgXref.org3b6bb8a"/>
<text:bookmark text:name="org3b6bb8a"/>Examples Of My Work
<text:bookmark-end text:name="OrgXref.org3b6bb8a"/></text:h>
      <text:p text:style-name="Text_20_body">My Github profile:
</text:p>
      <text:list text:style-name="OrgBulletedList" text:continue-numbering="false">
        <text:list-item>
          <text:p text:style-name="Text_20_body"><text:a xlink:type="simple" xlink:href="https://github.com/wvxvw/">https://github.com/wvxvw/</text:a>.
</text:p>
        </text:list-item>
        <text:list-item>
          <text:p text:style-name="Text_20_body"><text:a xlink:type="simple" xlink:href="https://github.com/wvxvw-traiana/">https://github.com/wvxvw-traiana/</text:a>.
</text:p>
        </text:list-item>
      </text:list>
      <text:h text:style-name="Heading_20_1_unnumbered" text:outline-level="1" text:is-list-header="true">
<text:bookmark-start text:name="OrgXref.org0bfce1f"/>
<text:bookmark text:name="org0bfce1f"/>Languages
<text:bookmark-end text:name="OrgXref.org0bfce1f"/></text:h>
      <text:p text:style-name="Text_20_body">Fluent in English, Hebrew, Russian.
</text:p>
      <text:h text:style-name="Heading_20_1_unnumbered" text:outline-level="1" text:is-list-header="true">
<text:bookmark-start text:name="OrgXref.org2af8262"/>
<text:bookmark text:name="org2af8262"/>Hobbies
<text:bookmark-end text:name="OrgXref.org2af8262"/></text:h>
      <text:p text:style-name="Text_20_body">NLP, Computational linguistics, Moral philosophy, General AI, Graphs.
</text:p>
      <text:h text:style-name="Heading_20_1_unnumbered" text:outline-level="1" text:is-list-header="true">
<text:bookmark-start text:name="OrgXref.org1989903"/>
<text:bookmark text:name="org1989903"/>Citizenship and Mobility
<text:bookmark-end text:name="OrgXref.org1989903"/></text:h>
      <text:p text:style-name="Text_20_body">Citizen of Israel and Ukraine.  USA citizenship pending.  Willing
to relocate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Oleg Sivokon</dc:creator>
    <meta:initial-creator>Oleg Sivokon</meta:initial-creator>
    <dc:date>2017-02-23T00:00:00</dc:date>
    <meta:creation-date>2017-02-23T00:00:00</meta:creation-date>
    <meta:generator>Emacs 26.1 (Org mode 9.1.9)</meta:generator>
    <meta:keyword>Resume, job, employment, cv</meta:keyword>
    <dc:subject>My resume</dc:subject>
    <dc:title/>
  </office:meta>
</office:document-meta>
</file>